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text-align="center" fo:background-color="#806000"/>
    </style:style>
    <style:style style:name="TableColumn3" style:family="table-column">
      <style:table-column-properties style:column-width="0.9111in" style:use-optimal-column-width="false"/>
    </style:style>
    <style:style style:name="TableColumn4" style:family="table-column">
      <style:table-column-properties style:column-width="1.0541in" style:use-optimal-column-width="false"/>
    </style:style>
    <style:style style:name="TableColumn5" style:family="table-column">
      <style:table-column-properties style:column-width="1.2798in" style:use-optimal-column-width="false"/>
    </style:style>
    <style:style style:name="TableColumn6" style:family="table-column">
      <style:table-column-properties style:column-width="1.7722in" style:use-optimal-column-width="false"/>
    </style:style>
    <style:style style:name="TableColumn7" style:family="table-column">
      <style:table-column-properties style:column-width="2.1652in" style:use-optimal-column-width="false"/>
    </style:style>
    <style:style style:name="TableColumn8" style:family="table-column">
      <style:table-column-properties style:column-width="2.3958in" style:use-optimal-column-width="false"/>
    </style:style>
    <style:style style:name="Table2" style:family="table">
      <style:table-properties style:width="9.5784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fo:background-color="#0070C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ableCell12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ableRow22" style:family="table-row">
      <style:table-row-properties style:min-row-height="0.9319in"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Policepardéfaut" style:family="text">
      <style:text-properties fo:font-weight="bold" style:font-weight-asian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Policepardéfaut" style:family="text">
      <style:text-properties fo:font-weight="bold" style:font-weight-asian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34" style:parent-style-name="Policepardéfaut" style:family="text">
      <style:text-properties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37" style:parent-style-name="Policepardéfaut" style:family="text">
      <style:text-properties fo:font-weight="bold" style:font-weight-asian="bol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P40" style:parent-style-name="Normal" style:family="paragraph">
      <style:paragraph-properties fo:text-align="center" fo:margin-bottom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46" style:parent-style-name="Policepardéfaut" style:family="text">
      <style:text-properties fo:font-weight="bold" style:font-weight-asian="bold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Policepardéfaut" style:family="text">
      <style:text-properties fo:font-weight="bold" style:font-weight-asian="bold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65" style:parent-style-name="Policepardéfaut" style:family="text">
      <style:text-properties fo:font-weight="bold" style:font-weight-asian="bold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77" style:parent-style-name="Policepardéfaut" style:family="text">
      <style:text-properties fo:font-weight="bold" style:font-weight-asian="bold"/>
    </style:style>
    <style:style style:name="T78" style:parent-style-name="Policepardéfaut" style:family="text">
      <style:text-properties fo:font-weight="bold" style:font-weight-asian="bold"/>
    </style:style>
    <style:style style:name="T79" style:parent-style-name="Policepardéfaut" style:family="text">
      <style:text-properties fo:font-weight="bold" style:font-weight-asian="bold"/>
    </style:style>
    <style:style style:name="T80" style:parent-style-name="Policepardéfaut" style:family="text">
      <style:text-properties fo:font-weight="bold" style:font-weight-asian="bold"/>
    </style:style>
    <style:style style:name="T81" style:parent-style-name="Policepardéfaut" style:family="text">
      <style:text-properties fo:font-weight="bold" style:font-weight-asian="bold"/>
    </style:style>
    <style:style style:name="T82" style:parent-style-name="Policepardéfaut" style:family="text">
      <style:text-properties fo:font-weight="bold" style:font-weight-asian="bold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Policepardéfaut" style:family="text">
      <style:text-properties fo:font-weight="bold" style:font-weight-asian="bold"/>
    </style:style>
    <style:style style:name="T88" style:parent-style-name="Policepardéfaut" style:family="text">
      <style:text-properties fo:font-weight="bold" style:font-weight-asian="bold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98" style:parent-style-name="Policepardéfaut" style:family="text">
      <style:text-properties fo:font-weight="bold" style:font-weight-asian="bold" style:font-weight-complex="bold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101" style:parent-style-name="Policepardéfaut" style:family="text">
      <style:text-properties fo:font-weight="bold" style:font-weight-asian="bold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106" style:parent-style-name="Policepardéfaut" style:family="text">
      <style:text-properties fo:font-weight="bold" style:font-weight-asian="bold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114" style:parent-style-name="Policepardéfaut" style:family="text">
      <style:text-properties fo:font-weight="bold" style:font-weight-asian="bold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Policepardéfaut" style:family="text">
      <style:text-properties fo:font-weight="bold" style:font-weight-asian="bold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120" style:parent-style-name="Policepardéfaut" style:family="text">
      <style:text-properties fo:font-weight="bold" style:font-weight-asian="bold"/>
    </style:style>
    <style:style style:name="T121" style:parent-style-name="Policepardéfaut" style:family="text">
      <style:text-properties fo:font-weight="bold" style:font-weight-asian="bold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124" style:parent-style-name="Policepardéfaut" style:family="text">
      <style:text-properties fo:font-weight="bold" style:font-weight-asian="bold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Optimisation du référencement du site en améliorant le performances techniques (SEO)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atégorie</text:p>
          </table:table-cell>
          <table:table-cell table:style-name="TableCell12">
            <text:p text:style-name="P13">Problème identifie</text:p>
          </table:table-cell>
          <table:table-cell table:style-name="TableCell14">
            <text:p text:style-name="P15">Explication du problème</text:p>
          </table:table-cell>
          <table:table-cell table:style-name="TableCell16">
            <text:p text:style-name="P17">Bonne pratique à adopter</text:p>
          </table:table-cell>
          <table:table-cell table:style-name="TableCell18">
            <text:p text:style-name="P19">Action recommander</text:p>
          </table:table-cell>
          <table:table-cell table:style-name="TableCell20">
            <text:p text:style-name="P21">Référence</text:p>
          </table:table-cell>
        </table:table-row>
        <table:table-row table:style-name="TableRow22">
          <table:table-cell table:style-name="TableCell23">
            <text:p text:style-name="P24">SEO<text:s/>&amp;<text:s/>Accessibilité</text:p>
          </table:table-cell>
          <table:table-cell table:style-name="TableCell25">
            <text:p text:style-name="P26"><text:span text:style-name="T27">Lang</text:span>= “Default’’</text:p>
          </table:table-cell>
          <table:table-cell table:style-name="TableCell28">
            <text:p text:style-name="P29">Le document semble<text:s/>être<text:s/>écrit en français mais</text:p>
            <text:p text:style-name="P30">La balise HTML<text:s/>du début à<text:s/><text:span text:style-name="T31">Lang= “Default’’</text:span></text:p>
          </table:table-cell>
          <table:table-cell table:style-name="TableCell32">
            <text:p text:style-name="P33">Il faut remplacer le problème par Lang= “<text:span text:style-name="T34">Fr</text:span>’’</text:p>
          </table:table-cell>
          <table:table-cell table:style-name="TableCell35">
            <text:p text:style-name="P36">Il faut rendre le site compréhensible :<text:s/><text:span text:style-name="T37">lisible.</text:span></text:p>
          </table:table-cell>
          <table:table-cell table:style-name="TableCell38">
            <text:p text:style-name="P39"><text:a xlink:href="https://developer.mozilla.org/fr/docs/Web/HTML/Global_attributes/lang" office:target-frame-name="_top" xlink:show="replace"><text:span text:style-name="Lienhypertexte">https://developer.mozilla.org/fr/docs/Web/HTML/Global_attributes/lang</text:span></text:a></text:p>
            <text:p text:style-name="P40"/>
          </table:table-cell>
        </table:table-row>
        <table:table-row table:style-name="TableRow41">
          <table:table-cell table:style-name="TableCell42">
            <text:p text:style-name="P43">SEO</text:p>
          </table:table-cell>
          <table:table-cell table:style-name="TableCell44">
            <text:p text:style-name="P45">La balise<text:s/><text:span text:style-name="T46">meta name =keywords</text:span></text:p>
          </table:table-cell>
          <table:table-cell table:style-name="TableCell47">
            <text:p text:style-name="P48">La page<text:s/>n'a pas besoin de<text:s/>la<text:s/><text:span text:style-name="T49">balise meta name=keywords</text:span><text:s/>parce qu'il ne sert plus à rien.</text:p>
          </table:table-cell>
          <table:table-cell table:style-name="TableCell50">
            <text:p text:style-name="P51">La bonne pratique est de<text:s/>l'enlever parce que depuis septembre 2009<text:s/>il ne sert plus.</text:p>
          </table:table-cell>
          <table:table-cell table:style-name="TableCell52">
            <text:p text:style-name="P53">L'action recommandée est de toujours<text:s/>vérifier le CODE SOURCE : &lt;HAED&gt;</text:p>
          </table:table-cell>
          <table:table-cell table:style-name="TableCell54">
            <text:p text:style-name="P55"><text:a xlink:href="https://www.metatags.org/all-meta-tags-overview/the-expired-metatags/meta-name-keywords/" office:target-frame-name="_top" xlink:show="replace"><text:span text:style-name="Lienhypertexte">https://www.metatags.org/all-meta-tags-overview/the-expired-metatags/meta-name-keywords/</text:span></text:a></text:p>
            <text:p text:style-name="P56"/>
          </table:table-cell>
        </table:table-row>
        <table:table-row table:style-name="TableRow57">
          <table:table-cell table:style-name="TableCell58">
            <text:p text:style-name="P59">SEO &amp; Accessibilité</text:p>
          </table:table-cell>
          <table:table-cell table:style-name="TableCell60">
            <text:p text:style-name="P61">La balise<text:s/><text:span text:style-name="T62">&lt;Title&gt;</text:span><text:s/></text:p>
          </table:table-cell>
          <table:table-cell table:style-name="TableCell63">
            <text:p text:style-name="P64">Aucun titre dans la balise<text:s/><text:span text:style-name="T65">&lt;title&gt;</text:span><text:s/>mais un (.) <text:s/></text:p>
          </table:table-cell>
          <table:table-cell table:style-name="TableCell66">
            <text:p text:style-name="P67">Mettre le titre et s’assurer<text:s/>que le titre indique clairement de quoi parle la page.</text:p>
          </table:table-cell>
          <table:table-cell table:style-name="TableCell68">
            <text:p text:style-name="P69">Utilisez un titre unique pour chaque page.</text:p>
          </table:table-cell>
          <table:table-cell table:style-name="TableCell70">
            <text:p text:style-name="P71"><text:a xlink:href="https://developer.mozilla.org/fr/docs/Web/HTML/Global_attributes/title" office:target-frame-name="_top" xlink:show="replace"><text:span text:style-name="Lienhypertexte">https://developer.mozilla.org/fr/docs/Web/HTML/Global_attributes/title</text:span></text:a></text:p>
          </table:table-cell>
        </table:table-row>
        <table:table-row table:style-name="TableRow72">
          <table:table-cell table:style-name="TableCell73">
            <text:p text:style-name="P74">SEO &amp; Accessibilité</text:p>
          </table:table-cell>
          <table:table-cell table:style-name="TableCell75">
            <text:p text:style-name="P76">Hiérarchie de titre<text:span text:style-name="T77"><text:s/>h1</text:span><text:span text:style-name="T78">,</text:span><text:span text:style-name="T79"><text:s/>h2</text:span><text:span text:style-name="T80">,</text:span><text:span text:style-name="T81"><text:s/>h3</text:span><text:span text:style-name="T82">.</text:span></text:p>
          </table:table-cell>
          <table:table-cell table:style-name="TableCell83">
            <text:p text:style-name="P84">La hiérarchisation des titres est mal structurée.</text:p>
          </table:table-cell>
          <table:table-cell table:style-name="TableCell85">
            <text:p text:style-name="P86">Il faut renommer le<text:s/><text:span text:style-name="T87">h3</text:span><text:s/>en<text:s/><text:span text:style-name="T88">h2<text:s/></text:span>dans le code source.</text:p>
          </table:table-cell>
          <table:table-cell table:style-name="TableCell89">
            <text:p text:style-name="P90">Vérifier que la hiérarchisation soit bien structurée pour que le contenu du site soit<text:s/>accessible.<text:s/></text:p>
          </table:table-cell>
          <table:table-cell table:style-name="TableCell91">
            <text:p text:style-name="P92"><text:a xlink:href="https://developer.mozilla.org/fr/docs/Web/HTML/Element/Heading_Elements" office:target-frame-name="_top" xlink:show="replace"><text:span text:style-name="Lienhypertexte">https://developer.mozilla.org/fr/docs/Web/HTML/Element/Heading_Elements</text:span></text:a></text:p>
          </table:table-cell>
        </table:table-row>
        <table:table-row table:style-name="TableRow93">
          <table:table-cell table:style-name="TableCell94">
            <text:p text:style-name="P95">Accessibilité</text:p>
          </table:table-cell>
          <table:table-cell table:style-name="TableCell96">
            <text:p text:style-name="P97">L'élément HTML <text:span text:style-name="T98">&lt;li&gt;</text:span></text:p>
          </table:table-cell>
          <table:table-cell table:style-name="TableCell99">
            <text:p text:style-name="P100">Il y’avait un élément dans la liste<text:s/><text:span text:style-name="T101">&lt;ul&gt;</text:span><text:s/>de trop.</text:p>
          </table:table-cell>
          <table:table-cell table:style-name="TableCell102">
            <text:p text:style-name="P103">Il faut l’enlever parce que elle n’a pas d’utilité.</text:p>
          </table:table-cell>
          <table:table-cell table:style-name="TableCell104">
            <text:p text:style-name="P105">Toujours vérifier les éléments dans la liste<text:s/><text:span text:style-name="T106">&lt;ul&gt;.</text:span></text:p>
          </table:table-cell>
          <table:table-cell table:style-name="TableCell107">
            <text:p text:style-name="P108"><text:a xlink:href="https://developer.mozilla.org/fr/docs/Web/HTML/Element/li" office:target-frame-name="_top" xlink:show="replace"><text:span text:style-name="Lienhypertexte">https://developer.mozilla.org/fr/docs/Web/HTML/Element/li</text:span></text:a></text:p>
          </table:table-cell>
        </table:table-row>
        <table:table-row table:style-name="TableRow109">
          <table:table-cell table:style-name="TableCell110">
            <text:p text:style-name="P111">SEO &amp; Accessibilité</text:p>
          </table:table-cell>
          <table:table-cell table:style-name="TableCell112">
            <text:p text:style-name="P113">Image<text:s/><text:span text:style-name="T114">&lt;img&gt;</text:span> : La description<text:s/>textuelle.</text:p>
          </table:table-cell>
          <table:table-cell table:style-name="TableCell115">
            <text:p text:style-name="P116">Les éléments d'image n'ont pas d'<text:span text:style-name="T117">[Alt].</text:span><text:s/>Donc elles ne peuvent être décris.<text:s/></text:p>
          </table:table-cell>
          <table:table-cell table:style-name="TableCell118">
            <text:p text:style-name="P119">Il faut mettre un texte à<text:s/><text:span text:style-name="T120">[Alt]</text:span><text:span text:style-name="T121">.</text:span></text:p>
          </table:table-cell>
          <table:table-cell table:style-name="TableCell122">
            <text:p text:style-name="P123">Toujours vérifié la description des images parce que<text:s/><text:span text:style-name="T124">[Alt]</text:span><text:s/>doit donner l'intention, le but et la signification de l'image.</text:p>
          </table:table-cell>
          <table:table-cell table:style-name="TableCell125">
            <text:p text:style-name="P126"><text:a xlink:href="https://developer.mozilla.org/fr/docs/Web/HTML/Element/Img" office:target-frame-name="_top" xlink:show="replace"><text:span text:style-name="Lienhypertexte">https://developer.mozilla.org/fr/docs/Web/HTML/Element/Img</text:span></text:a></text:p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angelina</meta:initial-creator>
    <dc:creator>evangelina</dc:creator>
    <meta:creation-date>2022-01-17T22:42:00Z</meta:creation-date>
    <dc:date>2022-01-18T01:43:00Z</dc:date>
    <meta:template xlink:href="Normal" xlink:type="simple"/>
    <meta:editing-cycles>1</meta:editing-cycles>
    <meta:editing-duration>PT10860S</meta:editing-duration>
    <meta:document-statistic meta:page-count="2" meta:paragraph-count="5" meta:word-count="415" meta:character-count="2694" meta:row-count="19" meta:non-whitespace-character-count="2284"/>
  </office:meta>
</office:document-meta>
</file>